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6a71b" officeooo:paragraph-rsid="0006a71b"/>
    </style:style>
    <style:style style:name="P2" style:family="paragraph" style:parent-style-name="Standard">
      <style:text-properties officeooo:paragraph-rsid="0006a71b"/>
    </style:style>
    <style:style style:name="P3" style:family="paragraph" style:parent-style-name="Standard">
      <style:text-properties officeooo:paragraph-rsid="00081991"/>
    </style:style>
    <style:style style:name="P4" style:family="paragraph" style:parent-style-name="Standard">
      <style:text-properties officeooo:rsid="0006a71b" officeooo:paragraph-rsid="0006a71b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officeooo:rsid="00081991" officeooo:paragraph-rsid="00081991" style:font-size-asian="12pt" style:font-size-complex="12pt"/>
    </style:style>
    <style:style style:name="P6" style:family="paragraph" style:parent-style-name="Standard">
      <style:text-properties fo:font-variant="normal" fo:text-transform="none" fo:color="#000000" loext:opacity="100%" style:font-name="Menlo" fo:font-size="9.75pt" fo:letter-spacing="0.026cm" fo:font-style="normal" fo:font-weight="normal" officeooo:rsid="00081991" officeooo:paragraph-rsid="00081991" style:font-size-asian="12pt" style:font-size-complex="12pt"/>
    </style:style>
    <style:style style:name="T1" style:family="text">
      <style:text-properties officeooo:rsid="0006a71b"/>
    </style:style>
    <style:style style:name="T2" style:family="text"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81991" style:font-size-asian="12pt" style:font-size-complex="12pt"/>
    </style:style>
    <style:style style:name="T4" style:family="text">
      <style:text-properties fo:font-variant="normal" fo:text-transform="none" fo:color="#000000" loext:opacity="100%" style:font-name="Menlo" fo:font-size="9.75pt" fo:letter-spacing="0.026cm" fo:font-style="normal" fo:font-weight="normal" officeooo:rsid="00081991" style:font-size-asian="12pt" style:font-size-complex="12pt"/>
    </style:style>
    <style:style style:name="T5" style:family="text">
      <style:text-properties fo:font-variant="normal" fo:text-transform="none" fo:color="#666600" loext:opacity="100%" style:font-name="Menlo" fo:font-size="9.75pt" fo:letter-spacing="0.026cm" fo:font-style="normal" fo:font-weight="normal" officeooo:rsid="0008199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) </text:p>
      <text:p text:style-name="P1"/>
      <text:p text:style-name="P1">step 1: Create an account in AWS Cloud </text:p>
      <text:p text:style-name="P1">step 2: Go to EC2 services from services of AWS</text:p>
      <text:p text:style-name="P1">step 3: Go To Instances</text:p>
      <text:p text:style-name="P1">step 4: Launch Instance </text:p>
      <text:p text:style-name="P1"/>
      <text:p text:style-name="P1">step 5: Go To next page and assign requirments for EC2 Instance</text:p>
      <text:p text:style-name="P1"><text:tab/>i. Name to Instance</text:p>
      <text:p text:style-name="P1"><text:tab/>ii. Select OS for Instance</text:p>
      <text:p text:style-name="P1"><text:tab/>iii. Select RAM, Memory</text:p>
      <text:p text:style-name="P1"><text:tab/>iv. Generate Key to launch EC2 instance with .pem extention</text:p>
      <text:p text:style-name="P1"><text:tab/>v. Give SSH, HTTPS access to Instance to connect the services.</text:p>
      <text:p text:style-name="P1"/>
      <text:p text:style-name="P1">Step 6: Then launch the Instance</text:p>
      <text:p text:style-name="P1">step 7: Then go to EC2 Dashboard and launch the Instance</text:p>
      <text:p text:style-name="P1">step 8: To launch instance use either EC2 Instance connect or SSH connect</text:p>
      <text:p text:style-name="P1">step 9: Open your terminal in your system and type the given link in SSH connect portal</text:p>
      <text:p text:style-name="P2"><text:span text:style-name="T1"><text:tab/></text:span><text:span text:style-name="T2">ssh -i "Q2_cloud.pem" </text:span><text:a xlink:type="simple" xlink:href="mailto:ubuntu@ec2-43-205-94-176.ap-south-1.compute.amazonaws.com" text:style-name="Internet_20_link" text:visited-style-name="Visited_20_Internet_20_Link">ubuntu@ec2-43-205-94-176.ap-south-1.compute.amazonaws.com</text:a></text:p>
      <text:p text:style-name="P5">step 10: Install Apache server</text:p>
      <text:p text:style-name="P3"><text:span text:style-name="T3">i. </text:span><text:span text:style-name="T4">sudo apt update</text:span></text:p>
      <text:p text:style-name="P3"><text:span text:style-name="T4">ii. sudo apt install apache2 </text:span><text:span text:style-name="T5">-</text:span><text:span text:style-name="T4">y</text:span></text:p>
      <text:p text:style-name="P3"><text:span text:style-name="T4">iii. apache2 </text:span><text:span text:style-name="T5">-</text:span><text:span text:style-name="T4">version</text:span></text:p>
      <text:p text:style-name="P6">iv. sudo systemctl status apache2</text:p>
      <text:p text:style-name="P6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23:27:48.579214684</meta:creation-date>
    <dc:date>2022-08-20T01:59:37.933914061</dc:date>
    <meta:editing-duration>PT2M21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22" meta:word-count="148" meta:character-count="856" meta:non-whitespace-character-count="719"/>
  </office:meta>
</office:document-meta>
</file>